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Try-with-resources (9)</text:p>
              </text:list-item>
              <text:list-item>
                <text:p xml:id="id15" text:id="id15" text:style-name="P5">Local Variable type inference (11)</text:p>
              </text:list-item>
              <text:list-item>
                <text:p xml:id="id16" text:id="id16" text:style-name="P5">Files.readString and Files.writeString (11)</text:p>
              </text:list-item>
              <text:list-item>
                <text:p xml:id="id17" text:id="id17" text:style-name="P5">Collectors.Teeing (12)</text:p>
              </text:list-item>
              <text:list-item>
                <text:p xml:id="id18" text:id="id18">Switch Expressions (14)</text:p>
              </text:list-item>
              <text:list-item>
                <text:p xml:id="id19" text:id="id19" text:style-name="P5">Text Blocks (15)</text:p>
              </text:list-item>
              <text:list-item>
                <text:p xml:id="id20" text:id="id20" text:style-name="P5"><text:span text:style-name="T3">InstanceOf pattern matching, </text:span>Records (16)</text:p>
              </text:list-item>
              <text:list-item>
                <text:p xml:id="id21" text:id="id21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2" text:id="id22">Pattern Matching improvements (18)</text:p>
              </text:list-item>
              <text:list-item>
                <text:p xml:id="id23" text:id="id23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4" text:id="id24">Default and static methods introduced in Java 8</text:p>
              </text:list-item>
              <text:list-item>
                <text:p xml:id="id25" text:id="id25">Allowing Private keyword introduced in Java 9</text:p>
              </text:list-item>
              <text:list-item>
                <text:p xml:id="id26" text:id="id26">Place functionality related to the Interface, in the interface itself.</text:p>
              </text:list-item>
              <text:list-item>
                <text:p xml:id="id27" text:id="id27">Allows for code re-use without exposing internal details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9</text:p>
              </text:list-item>
              <text:list-item>
                <text:p xml:id="id30" text:id="id30">Automatic closing of opened resources</text:p>
              </text:list-item>
              <text:list-item>
                <text:p xml:id="id31" text:id="id31">Reduce verboseness and “ugly” code</text:p>
              </text:list-item>
              <text:list-item>
                <text:p xml:id="id32" text:id="id32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33" text:id="id33">Introduced in Java 11</text:p>
              </text:list-item>
              <text:list-item>
                <text:p xml:id="id34" text:id="id34">Reduced typing – less repetition of types</text:p>
                <text:list>
                  <text:list-item>
                    <text:p xml:id="id35" text:id="id35">Useful for long class names or verbose generics</text:p>
                  </text:list-item>
                </text:list>
              </text:list-item>
              <text:list-item>
                <text:p xml:id="id36" text:id="id36">Can only be used “locally” (for variables in methods)</text:p>
              </text:list-item>
              <text:list-item>
                <text:p xml:id="id37" text:id="id37">Frowned upon by some devs</text:p>
                <text:list>
                  <text:list-item>
                    <text:p xml:id="id38" text:id="id38">Automatic -2 on reviews in Storebrand</text:p>
                  </text:list-item>
                </text:list>
              </text:list-item>
              <text:list-item>
                <text:p xml:id="id39" text:id="id39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Files API additions added in Java 11</text:p>
              </text:list-item>
              <text:list-item>
                <text:p xml:id="id41" text:id="id41">Old method was tedious and verbose</text:p>
              </text:list-item>
              <text:list-item>
                <text:p xml:id="id42" text:id="id42">Reduces code complexity for handling text IO</text:p>
              </text:list-item>
              <text:list-item>
                <text:p xml:id="id43" text:id="id43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4" text:id="id44">Introduced in Java 12</text:p>
              </text:list-item>
              <text:list-item>
                <text:p xml:id="id45" text:id="id45">Splits a stream and provides it to two Collectors</text:p>
              </text:list-item>
              <text:list-item>
                <text:p xml:id="id46" text:id="id46">… and then you must <text:span text:style-name="T2">merge</text:span> the results at the end</text:p>
              </text:list-item>
              <text:list-item>
                <text:p xml:id="id47" text:id="id47">I believed I would use this a lot, but I really haven’t</text:p>
              </text:list-item>
              <text:list-item>
                <text:p xml:id="id48" text:id="id4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9" text:id="id49">Introduced in Java 14</text:p>
              </text:list-item>
              <text:list-item>
                <text:p>Simplifies switch expression that produce values</text:p>
              </text:list-item>
              <text:list-item>
                <text:p>Enables you to assign or return the result without a variable</text:p>
              </text:list-item>
              <text:list-item>
                <text:p>The basis for the upcoming switch pattern matching features</text:p>
              </text:list-item>
              <text:list-item>
                <text:p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complex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4H54M4S</meta:editing-duration>
    <meta:editing-cycles>45</meta:editing-cycles>
    <meta:generator>LibreOffice/7.3.6.2$Linux_X86_64 LibreOffice_project/30$Build-2</meta:generator>
    <dc:title>Lights</dc:title>
    <dc:date>2022-09-26T20:20:09.969925540</dc:date>
    <meta:document-statistic meta:object-count="143"/>
  </office:meta>
</office:document-meta>
</file>